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Labels">
      <style:graphic-properties style:vertical-pos="from-top" style:vertical-rel="page" style:horizontal-pos="from-left" style:horizontal-rel="pag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Frame85" text:anchor-type="page" text:anchor-page-number="1" svg:x="6.3701in" svg:y="10.4575in" svg:width="1.2799in" svg:height="0.5in" draw:z-index="84">
        <draw:text-box>
          <text:p text:style-name="Standard"><text:database-display text:table-name="HZ19_Tube_prep(make)" text:table-type="table" text:column-name="MES" text:database-name="labels">&lt;MES&gt;</text:database-display></text:p>
        </draw:text-box>
      </draw:frame>
      <draw:frame draw:style-name="fr1" draw:name="Frame84" text:anchor-type="page" text:anchor-page-number="1" svg:x="4.9701in" svg:y="10.4575in" svg:width="1.2799in" svg:height="0.5in" draw:z-index="83">
        <draw:text-box>
          <text:p text:style-name="Standard"><text:database-display text:table-name="HZ19_Tube_prep(make)" text:table-type="table" text:column-name="MES" text:database-name="labels">&lt;MES&gt;</text:database-display><text:database-next text:table-name="HZ19_Tube_prep(make)" text:table-type="table" text:condition="ooow:True" text:database-name="labels"/></text:p>
        </draw:text-box>
      </draw:frame>
      <draw:frame draw:style-name="fr1" draw:name="Frame83" text:anchor-type="page" text:anchor-page-number="1" svg:x="3.5701in" svg:y="10.4575in" svg:width="1.2799in" svg:height="0.5in" draw:z-index="82">
        <draw:text-box>
          <text:p text:style-name="Standard"><text:database-display text:table-name="HZ19_Tube_prep(make)" text:table-type="table" text:column-name="MES" text:database-name="labels">&lt;MES&gt;</text:database-display><text:database-next text:table-name="HZ19_Tube_prep(make)" text:table-type="table" text:condition="ooow:True" text:database-name="labels"/></text:p>
        </draw:text-box>
      </draw:frame>
      <draw:frame draw:style-name="fr1" draw:name="Frame82" text:anchor-type="page" text:anchor-page-number="1" svg:x="2.1701in" svg:y="10.4575in" svg:width="1.2799in" svg:height="0.5in" draw:z-index="81">
        <draw:text-box>
          <text:p text:style-name="Standard"><text:database-display text:table-name="HZ19_Tube_prep(make)" text:table-type="table" text:column-name="MES" text:database-name="labels">&lt;MES&gt;</text:database-display><text:database-next text:table-name="HZ19_Tube_prep(make)" text:table-type="table" text:condition="ooow:True" text:database-name="labels"/></text:p>
        </draw:text-box>
      </draw:frame>
      <draw:frame draw:style-name="fr1" draw:name="Frame81" text:anchor-type="page" text:anchor-page-number="1" svg:x="0.7701in" svg:y="10.4575in" svg:width="1.2799in" svg:height="0.5in" draw:z-index="80">
        <draw:text-box>
          <text:p text:style-name="Standard"><text:database-display text:table-name="HZ19_Tube_prep(make)" text:table-type="table" text:column-name="MES" text:database-name="labels">&lt;MES&gt;</text:database-display><text:database-next text:table-name="HZ19_Tube_prep(make)" text:table-type="table" text:condition="ooow:True" text:database-name="labels"/></text:p>
        </draw:text-box>
      </draw:frame>
      <draw:frame draw:style-name="fr1" draw:name="Frame80" text:anchor-type="page" text:anchor-page-number="1" svg:x="6.3701in" svg:y="9.828in" svg:width="1.2799in" svg:height="0.5in" draw:z-index="79">
        <draw:text-box>
          <text:p text:style-name="Standard"><text:database-display text:table-name="HZ19_Tube_prep(make)" text:table-type="table" text:column-name="MES" text:database-name="labels">&lt;MES&gt;</text:database-display><text:database-next text:table-name="HZ19_Tube_prep(make)" text:table-type="table" text:condition="ooow:True" text:database-name="labels"/></text:p>
        </draw:text-box>
      </draw:frame>
      <draw:frame draw:style-name="fr1" draw:name="Frame79" text:anchor-type="page" text:anchor-page-number="1" svg:x="4.9701in" svg:y="9.828in" svg:width="1.2799in" svg:height="0.5in" draw:z-index="78">
        <draw:text-box>
          <text:p text:style-name="Standard"><text:database-display text:table-name="HZ19_Tube_prep(make)" text:table-type="table" text:column-name="MES" text:database-name="labels">&lt;MES&gt;</text:database-display><text:database-next text:table-name="HZ19_Tube_prep(make)" text:table-type="table" text:condition="ooow:True" text:database-name="labels"/></text:p>
        </draw:text-box>
      </draw:frame>
      <draw:frame draw:style-name="fr1" draw:name="Frame78" text:anchor-type="page" text:anchor-page-number="1" svg:x="3.5701in" svg:y="9.828in" svg:width="1.2799in" svg:height="0.5in" draw:z-index="77">
        <draw:text-box>
          <text:p text:style-name="Standard"><text:database-display text:table-name="HZ19_Tube_prep(make)" text:table-type="table" text:column-name="MES" text:database-name="labels">&lt;MES&gt;</text:database-display><text:database-next text:table-name="HZ19_Tube_prep(make)" text:table-type="table" text:condition="ooow:True" text:database-name="labels"/></text:p>
        </draw:text-box>
      </draw:frame>
      <draw:frame draw:style-name="fr1" draw:name="Frame77" text:anchor-type="page" text:anchor-page-number="1" svg:x="2.1701in" svg:y="9.828in" svg:width="1.2799in" svg:height="0.5in" draw:z-index="76">
        <draw:text-box>
          <text:p text:style-name="Standard"><text:database-display text:table-name="HZ19_Tube_prep(make)" text:table-type="table" text:column-name="MES" text:database-name="labels">&lt;MES&gt;</text:database-display><text:database-next text:table-name="HZ19_Tube_prep(make)" text:table-type="table" text:condition="ooow:True" text:database-name="labels"/></text:p>
        </draw:text-box>
      </draw:frame>
      <draw:frame draw:style-name="fr1" draw:name="Frame76" text:anchor-type="page" text:anchor-page-number="1" svg:x="0.7701in" svg:y="9.828in" svg:width="1.2799in" svg:height="0.5in" draw:z-index="75">
        <draw:text-box>
          <text:p text:style-name="Standard"><text:database-display text:table-name="HZ19_Tube_prep(make)" text:table-type="table" text:column-name="MES" text:database-name="labels">&lt;MES&gt;</text:database-display><text:database-next text:table-name="HZ19_Tube_prep(make)" text:table-type="table" text:condition="ooow:True" text:database-name="labels"/></text:p>
        </draw:text-box>
      </draw:frame>
      <draw:frame draw:style-name="fr1" draw:name="Frame75" text:anchor-type="page" text:anchor-page-number="1" svg:x="6.3701in" svg:y="9.198in" svg:width="1.2799in" svg:height="0.5in" draw:z-index="74">
        <draw:text-box>
          <text:p text:style-name="Standard"><text:database-display text:table-name="HZ19_Tube_prep(make)" text:table-type="table" text:column-name="MES" text:database-name="labels">&lt;MES&gt;</text:database-display><text:database-next text:table-name="HZ19_Tube_prep(make)" text:table-type="table" text:condition="ooow:True" text:database-name="labels"/></text:p>
        </draw:text-box>
      </draw:frame>
      <draw:frame draw:style-name="fr1" draw:name="Frame74" text:anchor-type="page" text:anchor-page-number="1" svg:x="4.9701in" svg:y="9.198in" svg:width="1.2799in" svg:height="0.5in" draw:z-index="73">
        <draw:text-box>
          <text:p text:style-name="Standard"><text:database-display text:table-name="HZ19_Tube_prep(make)" text:table-type="table" text:column-name="MES" text:database-name="labels">&lt;MES&gt;</text:database-display><text:database-next text:table-name="HZ19_Tube_prep(make)" text:table-type="table" text:condition="ooow:True" text:database-name="labels"/></text:p>
        </draw:text-box>
      </draw:frame>
      <draw:frame draw:style-name="fr1" draw:name="Frame73" text:anchor-type="page" text:anchor-page-number="1" svg:x="3.5701in" svg:y="9.198in" svg:width="1.2799in" svg:height="0.5in" draw:z-index="72">
        <draw:text-box>
          <text:p text:style-name="Standard"><text:database-display text:table-name="HZ19_Tube_prep(make)" text:table-type="table" text:column-name="MES" text:database-name="labels">&lt;MES&gt;</text:database-display><text:database-next text:table-name="HZ19_Tube_prep(make)" text:table-type="table" text:condition="ooow:True" text:database-name="labels"/></text:p>
        </draw:text-box>
      </draw:frame>
      <draw:frame draw:style-name="fr1" draw:name="Frame72" text:anchor-type="page" text:anchor-page-number="1" svg:x="2.1701in" svg:y="9.198in" svg:width="1.2799in" svg:height="0.5in" draw:z-index="71">
        <draw:text-box>
          <text:p text:style-name="Standard"><text:database-display text:table-name="HZ19_Tube_prep(make)" text:table-type="table" text:column-name="MES" text:database-name="labels">&lt;MES&gt;</text:database-display><text:database-next text:table-name="HZ19_Tube_prep(make)" text:table-type="table" text:condition="ooow:True" text:database-name="labels"/></text:p>
        </draw:text-box>
      </draw:frame>
      <draw:frame draw:style-name="fr1" draw:name="Frame71" text:anchor-type="page" text:anchor-page-number="1" svg:x="0.7701in" svg:y="9.198in" svg:width="1.2799in" svg:height="0.5in" draw:z-index="70">
        <draw:text-box>
          <text:p text:style-name="Standard"><text:database-display text:table-name="HZ19_Tube_prep(make)" text:table-type="table" text:column-name="MES" text:database-name="labels">&lt;MES&gt;</text:database-display><text:database-next text:table-name="HZ19_Tube_prep(make)" text:table-type="table" text:condition="ooow:True" text:database-name="labels"/></text:p>
        </draw:text-box>
      </draw:frame>
      <draw:frame draw:style-name="fr1" draw:name="Frame70" text:anchor-type="page" text:anchor-page-number="1" svg:x="6.3701in" svg:y="8.5681in" svg:width="1.2799in" svg:height="0.5in" draw:z-index="69">
        <draw:text-box>
          <text:p text:style-name="Standard"><text:database-display text:table-name="HZ19_Tube_prep(make)" text:table-type="table" text:column-name="MES" text:database-name="labels">&lt;MES&gt;</text:database-display><text:database-next text:table-name="HZ19_Tube_prep(make)" text:table-type="table" text:condition="ooow:True" text:database-name="labels"/></text:p>
        </draw:text-box>
      </draw:frame>
      <draw:frame draw:style-name="fr1" draw:name="Frame69" text:anchor-type="page" text:anchor-page-number="1" svg:x="4.9701in" svg:y="8.5681in" svg:width="1.2799in" svg:height="0.5in" draw:z-index="68">
        <draw:text-box>
          <text:p text:style-name="Standard"><text:database-display text:table-name="HZ19_Tube_prep(make)" text:table-type="table" text:column-name="MES" text:database-name="labels">&lt;MES&gt;</text:database-display><text:database-next text:table-name="HZ19_Tube_prep(make)" text:table-type="table" text:condition="ooow:True" text:database-name="labels"/></text:p>
        </draw:text-box>
      </draw:frame>
      <draw:frame draw:style-name="fr1" draw:name="Frame68" text:anchor-type="page" text:anchor-page-number="1" svg:x="3.5701in" svg:y="8.5681in" svg:width="1.2799in" svg:height="0.5in" draw:z-index="67">
        <draw:text-box>
          <text:p text:style-name="Standard"><text:database-display text:table-name="HZ19_Tube_prep(make)" text:table-type="table" text:column-name="MES" text:database-name="labels">&lt;MES&gt;</text:database-display><text:database-next text:table-name="HZ19_Tube_prep(make)" text:table-type="table" text:condition="ooow:True" text:database-name="labels"/></text:p>
        </draw:text-box>
      </draw:frame>
      <draw:frame draw:style-name="fr1" draw:name="Frame67" text:anchor-type="page" text:anchor-page-number="1" svg:x="2.1701in" svg:y="8.5681in" svg:width="1.2799in" svg:height="0.5in" draw:z-index="66">
        <draw:text-box>
          <text:p text:style-name="Standard"><text:database-display text:table-name="HZ19_Tube_prep(make)" text:table-type="table" text:column-name="MES" text:database-name="labels">&lt;MES&gt;</text:database-display><text:database-next text:table-name="HZ19_Tube_prep(make)" text:table-type="table" text:condition="ooow:True" text:database-name="labels"/></text:p>
        </draw:text-box>
      </draw:frame>
      <draw:frame draw:style-name="fr1" draw:name="Frame66" text:anchor-type="page" text:anchor-page-number="1" svg:x="0.7701in" svg:y="8.5681in" svg:width="1.2799in" svg:height="0.5in" draw:z-index="65">
        <draw:text-box>
          <text:p text:style-name="Standard"><text:database-display text:table-name="HZ19_Tube_prep(make)" text:table-type="table" text:column-name="MES" text:database-name="labels">&lt;MES&gt;</text:database-display><text:database-next text:table-name="HZ19_Tube_prep(make)" text:table-type="table" text:condition="ooow:True" text:database-name="labels"/></text:p>
        </draw:text-box>
      </draw:frame>
      <draw:frame draw:style-name="fr1" draw:name="Frame65" text:anchor-type="page" text:anchor-page-number="1" svg:x="6.3701in" svg:y="7.9382in" svg:width="1.2799in" svg:height="0.5in" draw:z-index="64">
        <draw:text-box>
          <text:p text:style-name="Standard"><text:database-display text:table-name="HZ19_Tube_prep(make)" text:table-type="table" text:column-name="MES" text:database-name="labels">&lt;MES&gt;</text:database-display><text:database-next text:table-name="HZ19_Tube_prep(make)" text:table-type="table" text:condition="ooow:True" text:database-name="labels"/></text:p>
        </draw:text-box>
      </draw:frame>
      <draw:frame draw:style-name="fr1" draw:name="Frame64" text:anchor-type="page" text:anchor-page-number="1" svg:x="4.9701in" svg:y="7.9382in" svg:width="1.2799in" svg:height="0.5in" draw:z-index="63">
        <draw:text-box>
          <text:p text:style-name="Standard"><text:database-display text:table-name="HZ19_Tube_prep(make)" text:table-type="table" text:column-name="MES" text:database-name="labels">&lt;MES&gt;</text:database-display><text:database-next text:table-name="HZ19_Tube_prep(make)" text:table-type="table" text:condition="ooow:True" text:database-name="labels"/></text:p>
        </draw:text-box>
      </draw:frame>
      <draw:frame draw:style-name="fr1" draw:name="Frame63" text:anchor-type="page" text:anchor-page-number="1" svg:x="3.5701in" svg:y="7.9382in" svg:width="1.2799in" svg:height="0.5in" draw:z-index="62">
        <draw:text-box>
          <text:p text:style-name="Standard"><text:database-display text:table-name="HZ19_Tube_prep(make)" text:table-type="table" text:column-name="MES" text:database-name="labels">&lt;MES&gt;</text:database-display><text:database-next text:table-name="HZ19_Tube_prep(make)" text:table-type="table" text:condition="ooow:True" text:database-name="labels"/></text:p>
        </draw:text-box>
      </draw:frame>
      <draw:frame draw:style-name="fr1" draw:name="Frame62" text:anchor-type="page" text:anchor-page-number="1" svg:x="2.1701in" svg:y="7.9382in" svg:width="1.2799in" svg:height="0.5in" draw:z-index="61">
        <draw:text-box>
          <text:p text:style-name="Standard"><text:database-display text:table-name="HZ19_Tube_prep(make)" text:table-type="table" text:column-name="MES" text:database-name="labels">&lt;MES&gt;</text:database-display><text:database-next text:table-name="HZ19_Tube_prep(make)" text:table-type="table" text:condition="ooow:True" text:database-name="labels"/></text:p>
        </draw:text-box>
      </draw:frame>
      <draw:frame draw:style-name="fr1" draw:name="Frame61" text:anchor-type="page" text:anchor-page-number="1" svg:x="0.7701in" svg:y="7.9382in" svg:width="1.2799in" svg:height="0.5in" draw:z-index="60">
        <draw:text-box>
          <text:p text:style-name="Standard"><text:database-display text:table-name="HZ19_Tube_prep(make)" text:table-type="table" text:column-name="MES" text:database-name="labels">&lt;MES&gt;</text:database-display><text:database-next text:table-name="HZ19_Tube_prep(make)" text:table-type="table" text:condition="ooow:True" text:database-name="labels"/></text:p>
        </draw:text-box>
      </draw:frame>
      <draw:frame draw:style-name="fr1" draw:name="Frame60" text:anchor-type="page" text:anchor-page-number="1" svg:x="6.3701in" svg:y="7.3083in" svg:width="1.2799in" svg:height="0.5in" draw:z-index="59">
        <draw:text-box>
          <text:p text:style-name="Standard"><text:database-display text:table-name="HZ19_Tube_prep(make)" text:table-type="table" text:column-name="MES" text:database-name="labels">&lt;MES&gt;</text:database-display><text:database-next text:table-name="HZ19_Tube_prep(make)" text:table-type="table" text:condition="ooow:True" text:database-name="labels"/></text:p>
        </draw:text-box>
      </draw:frame>
      <draw:frame draw:style-name="fr1" draw:name="Frame59" text:anchor-type="page" text:anchor-page-number="1" svg:x="4.9701in" svg:y="7.3083in" svg:width="1.2799in" svg:height="0.5in" draw:z-index="58">
        <draw:text-box>
          <text:p text:style-name="Standard"><text:database-display text:table-name="HZ19_Tube_prep(make)" text:table-type="table" text:column-name="MES" text:database-name="labels">&lt;MES&gt;</text:database-display><text:database-next text:table-name="HZ19_Tube_prep(make)" text:table-type="table" text:condition="ooow:True" text:database-name="labels"/></text:p>
        </draw:text-box>
      </draw:frame>
      <draw:frame draw:style-name="fr1" draw:name="Frame58" text:anchor-type="page" text:anchor-page-number="1" svg:x="3.5701in" svg:y="7.3083in" svg:width="1.2799in" svg:height="0.5in" draw:z-index="57">
        <draw:text-box>
          <text:p text:style-name="Standard"><text:database-display text:table-name="HZ19_Tube_prep(make)" text:table-type="table" text:column-name="MES" text:database-name="labels">&lt;MES&gt;</text:database-display><text:database-next text:table-name="HZ19_Tube_prep(make)" text:table-type="table" text:condition="ooow:True" text:database-name="labels"/></text:p>
        </draw:text-box>
      </draw:frame>
      <draw:frame draw:style-name="fr1" draw:name="Frame57" text:anchor-type="page" text:anchor-page-number="1" svg:x="2.1701in" svg:y="7.3083in" svg:width="1.2799in" svg:height="0.5in" draw:z-index="56">
        <draw:text-box>
          <text:p text:style-name="Standard"><text:database-display text:table-name="HZ19_Tube_prep(make)" text:table-type="table" text:column-name="MES" text:database-name="labels">&lt;MES&gt;</text:database-display><text:database-next text:table-name="HZ19_Tube_prep(make)" text:table-type="table" text:condition="ooow:True" text:database-name="labels"/></text:p>
        </draw:text-box>
      </draw:frame>
      <draw:frame draw:style-name="fr1" draw:name="Frame56" text:anchor-type="page" text:anchor-page-number="1" svg:x="0.7701in" svg:y="7.3083in" svg:width="1.2799in" svg:height="0.5in" draw:z-index="55">
        <draw:text-box>
          <text:p text:style-name="Standard"><text:database-display text:table-name="HZ19_Tube_prep(make)" text:table-type="table" text:column-name="MES" text:database-name="labels">&lt;MES&gt;</text:database-display><text:database-next text:table-name="HZ19_Tube_prep(make)" text:table-type="table" text:condition="ooow:True" text:database-name="labels"/></text:p>
        </draw:text-box>
      </draw:frame>
      <draw:frame draw:style-name="fr1" draw:name="Frame55" text:anchor-type="page" text:anchor-page-number="1" svg:x="6.3701in" svg:y="6.6783in" svg:width="1.2799in" svg:height="0.5in" draw:z-index="54">
        <draw:text-box>
          <text:p text:style-name="Standard"><text:database-display text:table-name="HZ19_Tube_prep(make)" text:table-type="table" text:column-name="MES" text:database-name="labels">&lt;MES&gt;</text:database-display><text:database-next text:table-name="HZ19_Tube_prep(make)" text:table-type="table" text:condition="ooow:True" text:database-name="labels"/></text:p>
        </draw:text-box>
      </draw:frame>
      <draw:frame draw:style-name="fr1" draw:name="Frame54" text:anchor-type="page" text:anchor-page-number="1" svg:x="4.9701in" svg:y="6.6783in" svg:width="1.2799in" svg:height="0.5in" draw:z-index="53">
        <draw:text-box>
          <text:p text:style-name="Standard"><text:database-display text:table-name="HZ19_Tube_prep(make)" text:table-type="table" text:column-name="MES" text:database-name="labels">&lt;MES&gt;</text:database-display><text:database-next text:table-name="HZ19_Tube_prep(make)" text:table-type="table" text:condition="ooow:True" text:database-name="labels"/></text:p>
        </draw:text-box>
      </draw:frame>
      <draw:frame draw:style-name="fr1" draw:name="Frame53" text:anchor-type="page" text:anchor-page-number="1" svg:x="3.5701in" svg:y="6.6783in" svg:width="1.2799in" svg:height="0.5in" draw:z-index="52">
        <draw:text-box>
          <text:p text:style-name="Standard"><text:database-display text:table-name="HZ19_Tube_prep(make)" text:table-type="table" text:column-name="MES" text:database-name="labels">&lt;MES&gt;</text:database-display><text:database-next text:table-name="HZ19_Tube_prep(make)" text:table-type="table" text:condition="ooow:True" text:database-name="labels"/></text:p>
        </draw:text-box>
      </draw:frame>
      <draw:frame draw:style-name="fr1" draw:name="Frame52" text:anchor-type="page" text:anchor-page-number="1" svg:x="2.1701in" svg:y="6.6783in" svg:width="1.2799in" svg:height="0.5in" draw:z-index="51">
        <draw:text-box>
          <text:p text:style-name="Standard"><text:database-display text:table-name="HZ19_Tube_prep(make)" text:table-type="table" text:column-name="MES" text:database-name="labels">&lt;MES&gt;</text:database-display><text:database-next text:table-name="HZ19_Tube_prep(make)" text:table-type="table" text:condition="ooow:True" text:database-name="labels"/></text:p>
        </draw:text-box>
      </draw:frame>
      <draw:frame draw:style-name="fr1" draw:name="Frame51" text:anchor-type="page" text:anchor-page-number="1" svg:x="0.7701in" svg:y="6.6783in" svg:width="1.2799in" svg:height="0.5in" draw:z-index="50">
        <draw:text-box>
          <text:p text:style-name="Standard"><text:database-display text:table-name="HZ19_Tube_prep(make)" text:table-type="table" text:column-name="MES" text:database-name="labels">&lt;MES&gt;</text:database-display><text:database-next text:table-name="HZ19_Tube_prep(make)" text:table-type="table" text:condition="ooow:True" text:database-name="labels"/></text:p>
        </draw:text-box>
      </draw:frame>
      <draw:frame draw:style-name="fr1" draw:name="Frame50" text:anchor-type="page" text:anchor-page-number="1" svg:x="6.3701in" svg:y="6.0484in" svg:width="1.2799in" svg:height="0.5in" draw:z-index="49">
        <draw:text-box>
          <text:p text:style-name="Standard"><text:database-display text:table-name="HZ19_Tube_prep(make)" text:table-type="table" text:column-name="MES" text:database-name="labels">&lt;MES&gt;</text:database-display><text:database-next text:table-name="HZ19_Tube_prep(make)" text:table-type="table" text:condition="ooow:True" text:database-name="labels"/></text:p>
        </draw:text-box>
      </draw:frame>
      <draw:frame draw:style-name="fr1" draw:name="Frame49" text:anchor-type="page" text:anchor-page-number="1" svg:x="4.9701in" svg:y="6.0484in" svg:width="1.2799in" svg:height="0.5in" draw:z-index="48">
        <draw:text-box>
          <text:p text:style-name="Standard"><text:database-display text:table-name="HZ19_Tube_prep(make)" text:table-type="table" text:column-name="MES" text:database-name="labels">&lt;MES&gt;</text:database-display><text:database-next text:table-name="HZ19_Tube_prep(make)" text:table-type="table" text:condition="ooow:True" text:database-name="labels"/></text:p>
        </draw:text-box>
      </draw:frame>
      <draw:frame draw:style-name="fr1" draw:name="Frame48" text:anchor-type="page" text:anchor-page-number="1" svg:x="3.5701in" svg:y="6.0484in" svg:width="1.2799in" svg:height="0.5in" draw:z-index="47">
        <draw:text-box>
          <text:p text:style-name="Standard"><text:database-display text:table-name="HZ19_Tube_prep(make)" text:table-type="table" text:column-name="MES" text:database-name="labels">&lt;MES&gt;</text:database-display><text:database-next text:table-name="HZ19_Tube_prep(make)" text:table-type="table" text:condition="ooow:True" text:database-name="labels"/></text:p>
        </draw:text-box>
      </draw:frame>
      <draw:frame draw:style-name="fr1" draw:name="Frame47" text:anchor-type="page" text:anchor-page-number="1" svg:x="2.1701in" svg:y="6.0484in" svg:width="1.2799in" svg:height="0.5in" draw:z-index="46">
        <draw:text-box>
          <text:p text:style-name="Standard"><text:database-display text:table-name="HZ19_Tube_prep(make)" text:table-type="table" text:column-name="MES" text:database-name="labels">&lt;MES&gt;</text:database-display><text:database-next text:table-name="HZ19_Tube_prep(make)" text:table-type="table" text:condition="ooow:True" text:database-name="labels"/></text:p>
        </draw:text-box>
      </draw:frame>
      <draw:frame draw:style-name="fr1" draw:name="Frame46" text:anchor-type="page" text:anchor-page-number="1" svg:x="0.7701in" svg:y="6.0484in" svg:width="1.2799in" svg:height="0.5in" draw:z-index="45">
        <draw:text-box>
          <text:p text:style-name="Standard"><text:database-display text:table-name="HZ19_Tube_prep(make)" text:table-type="table" text:column-name="MES" text:database-name="labels">&lt;MES&gt;</text:database-display><text:database-next text:table-name="HZ19_Tube_prep(make)" text:table-type="table" text:condition="ooow:True" text:database-name="labels"/></text:p>
        </draw:text-box>
      </draw:frame>
      <draw:frame draw:style-name="fr1" draw:name="Frame45" text:anchor-type="page" text:anchor-page-number="1" svg:x="6.3701in" svg:y="5.4189in" svg:width="1.2799in" svg:height="0.5in" draw:z-index="44">
        <draw:text-box>
          <text:p text:style-name="Standard"><text:database-display text:table-name="HZ19_Tube_prep(make)" text:table-type="table" text:column-name="MES" text:database-name="labels">&lt;MES&gt;</text:database-display><text:database-next text:table-name="HZ19_Tube_prep(make)" text:table-type="table" text:condition="ooow:True" text:database-name="labels"/></text:p>
        </draw:text-box>
      </draw:frame>
      <draw:frame draw:style-name="fr1" draw:name="Frame44" text:anchor-type="page" text:anchor-page-number="1" svg:x="4.9701in" svg:y="5.4189in" svg:width="1.2799in" svg:height="0.5in" draw:z-index="43">
        <draw:text-box>
          <text:p text:style-name="Standard"><text:database-display text:table-name="HZ19_Tube_prep(make)" text:table-type="table" text:column-name="MES" text:database-name="labels">&lt;MES&gt;</text:database-display><text:database-next text:table-name="HZ19_Tube_prep(make)" text:table-type="table" text:condition="ooow:True" text:database-name="labels"/></text:p>
        </draw:text-box>
      </draw:frame>
      <draw:frame draw:style-name="fr1" draw:name="Frame43" text:anchor-type="page" text:anchor-page-number="1" svg:x="3.5701in" svg:y="5.4189in" svg:width="1.2799in" svg:height="0.5in" draw:z-index="42">
        <draw:text-box>
          <text:p text:style-name="Standard"><text:database-display text:table-name="HZ19_Tube_prep(make)" text:table-type="table" text:column-name="MES" text:database-name="labels">&lt;MES&gt;</text:database-display><text:database-next text:table-name="HZ19_Tube_prep(make)" text:table-type="table" text:condition="ooow:True" text:database-name="labels"/></text:p>
        </draw:text-box>
      </draw:frame>
      <draw:frame draw:style-name="fr1" draw:name="Frame42" text:anchor-type="page" text:anchor-page-number="1" svg:x="2.1701in" svg:y="5.4189in" svg:width="1.2799in" svg:height="0.5in" draw:z-index="41">
        <draw:text-box>
          <text:p text:style-name="Standard"><text:database-display text:table-name="HZ19_Tube_prep(make)" text:table-type="table" text:column-name="MES" text:database-name="labels">&lt;MES&gt;</text:database-display><text:database-next text:table-name="HZ19_Tube_prep(make)" text:table-type="table" text:condition="ooow:True" text:database-name="labels"/></text:p>
        </draw:text-box>
      </draw:frame>
      <draw:frame draw:style-name="fr1" draw:name="Frame41" text:anchor-type="page" text:anchor-page-number="1" svg:x="0.7701in" svg:y="5.4189in" svg:width="1.2799in" svg:height="0.5in" draw:z-index="40">
        <draw:text-box>
          <text:p text:style-name="Standard"><text:database-display text:table-name="HZ19_Tube_prep(make)" text:table-type="table" text:column-name="MES" text:database-name="labels">&lt;MES&gt;</text:database-display><text:database-next text:table-name="HZ19_Tube_prep(make)" text:table-type="table" text:condition="ooow:True" text:database-name="labels"/></text:p>
        </draw:text-box>
      </draw:frame>
      <draw:frame draw:style-name="fr1" draw:name="Frame40" text:anchor-type="page" text:anchor-page-number="1" svg:x="6.3701in" svg:y="4.789in" svg:width="1.2799in" svg:height="0.5in" draw:z-index="39">
        <draw:text-box>
          <text:p text:style-name="Standard"><text:database-display text:table-name="HZ19_Tube_prep(make)" text:table-type="table" text:column-name="MES" text:database-name="labels">&lt;MES&gt;</text:database-display><text:database-next text:table-name="HZ19_Tube_prep(make)" text:table-type="table" text:condition="ooow:True" text:database-name="labels"/></text:p>
        </draw:text-box>
      </draw:frame>
      <draw:frame draw:style-name="fr1" draw:name="Frame39" text:anchor-type="page" text:anchor-page-number="1" svg:x="4.9701in" svg:y="4.789in" svg:width="1.2799in" svg:height="0.5in" draw:z-index="38">
        <draw:text-box>
          <text:p text:style-name="Standard"><text:database-display text:table-name="HZ19_Tube_prep(make)" text:table-type="table" text:column-name="MES" text:database-name="labels">&lt;MES&gt;</text:database-display><text:database-next text:table-name="HZ19_Tube_prep(make)" text:table-type="table" text:condition="ooow:True" text:database-name="labels"/></text:p>
        </draw:text-box>
      </draw:frame>
      <draw:frame draw:style-name="fr1" draw:name="Frame38" text:anchor-type="page" text:anchor-page-number="1" svg:x="3.5701in" svg:y="4.789in" svg:width="1.2799in" svg:height="0.5in" draw:z-index="37">
        <draw:text-box>
          <text:p text:style-name="Standard"><text:database-display text:table-name="HZ19_Tube_prep(make)" text:table-type="table" text:column-name="MES" text:database-name="labels">&lt;MES&gt;</text:database-display><text:database-next text:table-name="HZ19_Tube_prep(make)" text:table-type="table" text:condition="ooow:True" text:database-name="labels"/></text:p>
        </draw:text-box>
      </draw:frame>
      <draw:frame draw:style-name="fr1" draw:name="Frame37" text:anchor-type="page" text:anchor-page-number="1" svg:x="2.1701in" svg:y="4.789in" svg:width="1.2799in" svg:height="0.5in" draw:z-index="36">
        <draw:text-box>
          <text:p text:style-name="Standard"><text:database-display text:table-name="HZ19_Tube_prep(make)" text:table-type="table" text:column-name="MES" text:database-name="labels">&lt;MES&gt;</text:database-display><text:database-next text:table-name="HZ19_Tube_prep(make)" text:table-type="table" text:condition="ooow:True" text:database-name="labels"/></text:p>
        </draw:text-box>
      </draw:frame>
      <draw:frame draw:style-name="fr1" draw:name="Frame36" text:anchor-type="page" text:anchor-page-number="1" svg:x="0.7701in" svg:y="4.789in" svg:width="1.2799in" svg:height="0.5in" draw:z-index="35">
        <draw:text-box>
          <text:p text:style-name="Standard"><text:database-display text:table-name="HZ19_Tube_prep(make)" text:table-type="table" text:column-name="MES" text:database-name="labels">&lt;MES&gt;</text:database-display><text:database-next text:table-name="HZ19_Tube_prep(make)" text:table-type="table" text:condition="ooow:True" text:database-name="labels"/></text:p>
        </draw:text-box>
      </draw:frame>
      <draw:frame draw:style-name="fr1" draw:name="Frame35" text:anchor-type="page" text:anchor-page-number="1" svg:x="6.3701in" svg:y="4.1591in" svg:width="1.2799in" svg:height="0.5in" draw:z-index="34">
        <draw:text-box>
          <text:p text:style-name="Standard"><text:database-display text:table-name="HZ19_Tube_prep(make)" text:table-type="table" text:column-name="MES" text:database-name="labels">&lt;MES&gt;</text:database-display><text:database-next text:table-name="HZ19_Tube_prep(make)" text:table-type="table" text:condition="ooow:True" text:database-name="labels"/></text:p>
        </draw:text-box>
      </draw:frame>
      <draw:frame draw:style-name="fr1" draw:name="Frame34" text:anchor-type="page" text:anchor-page-number="1" svg:x="4.9701in" svg:y="4.1591in" svg:width="1.2799in" svg:height="0.5in" draw:z-index="33">
        <draw:text-box>
          <text:p text:style-name="Standard"><text:database-display text:table-name="HZ19_Tube_prep(make)" text:table-type="table" text:column-name="MES" text:database-name="labels">&lt;MES&gt;</text:database-display><text:database-next text:table-name="HZ19_Tube_prep(make)" text:table-type="table" text:condition="ooow:True" text:database-name="labels"/></text:p>
        </draw:text-box>
      </draw:frame>
      <draw:frame draw:style-name="fr1" draw:name="Frame33" text:anchor-type="page" text:anchor-page-number="1" svg:x="3.5701in" svg:y="4.1591in" svg:width="1.2799in" svg:height="0.5in" draw:z-index="32">
        <draw:text-box>
          <text:p text:style-name="Standard"><text:database-display text:table-name="HZ19_Tube_prep(make)" text:table-type="table" text:column-name="MES" text:database-name="labels">&lt;MES&gt;</text:database-display><text:database-next text:table-name="HZ19_Tube_prep(make)" text:table-type="table" text:condition="ooow:True" text:database-name="labels"/></text:p>
        </draw:text-box>
      </draw:frame>
      <draw:frame draw:style-name="fr1" draw:name="Frame32" text:anchor-type="page" text:anchor-page-number="1" svg:x="2.1701in" svg:y="4.1591in" svg:width="1.2799in" svg:height="0.5in" draw:z-index="31">
        <draw:text-box>
          <text:p text:style-name="Standard"><text:database-display text:table-name="HZ19_Tube_prep(make)" text:table-type="table" text:column-name="MES" text:database-name="labels">&lt;MES&gt;</text:database-display><text:database-next text:table-name="HZ19_Tube_prep(make)" text:table-type="table" text:condition="ooow:True" text:database-name="labels"/></text:p>
        </draw:text-box>
      </draw:frame>
      <draw:frame draw:style-name="fr1" draw:name="Frame31" text:anchor-type="page" text:anchor-page-number="1" svg:x="0.7701in" svg:y="4.1591in" svg:width="1.2799in" svg:height="0.5in" draw:z-index="30">
        <draw:text-box>
          <text:p text:style-name="Standard"><text:database-display text:table-name="HZ19_Tube_prep(make)" text:table-type="table" text:column-name="MES" text:database-name="labels">&lt;MES&gt;</text:database-display><text:database-next text:table-name="HZ19_Tube_prep(make)" text:table-type="table" text:condition="ooow:True" text:database-name="labels"/></text:p>
        </draw:text-box>
      </draw:frame>
      <draw:frame draw:style-name="fr1" draw:name="Frame30" text:anchor-type="page" text:anchor-page-number="1" svg:x="6.3701in" svg:y="3.5291in" svg:width="1.2799in" svg:height="0.5in" draw:z-index="29">
        <draw:text-box>
          <text:p text:style-name="Standard"><text:database-display text:table-name="HZ19_Tube_prep(make)" text:table-type="table" text:column-name="MES" text:database-name="labels">&lt;MES&gt;</text:database-display><text:database-next text:table-name="HZ19_Tube_prep(make)" text:table-type="table" text:condition="ooow:True" text:database-name="labels"/></text:p>
        </draw:text-box>
      </draw:frame>
      <draw:frame draw:style-name="fr1" draw:name="Frame29" text:anchor-type="page" text:anchor-page-number="1" svg:x="4.9701in" svg:y="3.5291in" svg:width="1.2799in" svg:height="0.5in" draw:z-index="28">
        <draw:text-box>
          <text:p text:style-name="Standard"><text:database-display text:table-name="HZ19_Tube_prep(make)" text:table-type="table" text:column-name="MES" text:database-name="labels">&lt;MES&gt;</text:database-display><text:database-next text:table-name="HZ19_Tube_prep(make)" text:table-type="table" text:condition="ooow:True" text:database-name="labels"/></text:p>
        </draw:text-box>
      </draw:frame>
      <draw:frame draw:style-name="fr1" draw:name="Frame28" text:anchor-type="page" text:anchor-page-number="1" svg:x="3.5701in" svg:y="3.5291in" svg:width="1.2799in" svg:height="0.5in" draw:z-index="27">
        <draw:text-box>
          <text:p text:style-name="Standard"><text:database-display text:table-name="HZ19_Tube_prep(make)" text:table-type="table" text:column-name="MES" text:database-name="labels">&lt;MES&gt;</text:database-display><text:database-next text:table-name="HZ19_Tube_prep(make)" text:table-type="table" text:condition="ooow:True" text:database-name="labels"/></text:p>
        </draw:text-box>
      </draw:frame>
      <draw:frame draw:style-name="fr1" draw:name="Frame27" text:anchor-type="page" text:anchor-page-number="1" svg:x="2.1701in" svg:y="3.5291in" svg:width="1.2799in" svg:height="0.5in" draw:z-index="26">
        <draw:text-box>
          <text:p text:style-name="Standard"><text:database-display text:table-name="HZ19_Tube_prep(make)" text:table-type="table" text:column-name="MES" text:database-name="labels">&lt;MES&gt;</text:database-display><text:database-next text:table-name="HZ19_Tube_prep(make)" text:table-type="table" text:condition="ooow:True" text:database-name="labels"/></text:p>
        </draw:text-box>
      </draw:frame>
      <draw:frame draw:style-name="fr1" draw:name="Frame26" text:anchor-type="page" text:anchor-page-number="1" svg:x="0.7701in" svg:y="3.5291in" svg:width="1.2799in" svg:height="0.5in" draw:z-index="25">
        <draw:text-box>
          <text:p text:style-name="Standard"><text:database-display text:table-name="HZ19_Tube_prep(make)" text:table-type="table" text:column-name="MES" text:database-name="labels">&lt;MES&gt;</text:database-display><text:database-next text:table-name="HZ19_Tube_prep(make)" text:table-type="table" text:condition="ooow:True" text:database-name="labels"/></text:p>
        </draw:text-box>
      </draw:frame>
      <draw:frame draw:style-name="fr1" draw:name="Frame25" text:anchor-type="page" text:anchor-page-number="1" svg:x="6.3701in" svg:y="2.8992in" svg:width="1.2799in" svg:height="0.5in" draw:z-index="24">
        <draw:text-box>
          <text:p text:style-name="Standard"><text:database-display text:table-name="HZ19_Tube_prep(make)" text:table-type="table" text:column-name="MES" text:database-name="labels">&lt;MES&gt;</text:database-display><text:database-next text:table-name="HZ19_Tube_prep(make)" text:table-type="table" text:condition="ooow:True" text:database-name="labels"/></text:p>
        </draw:text-box>
      </draw:frame>
      <draw:frame draw:style-name="fr1" draw:name="Frame24" text:anchor-type="page" text:anchor-page-number="1" svg:x="4.9701in" svg:y="2.8992in" svg:width="1.2799in" svg:height="0.5in" draw:z-index="23">
        <draw:text-box>
          <text:p text:style-name="Standard"><text:database-display text:table-name="HZ19_Tube_prep(make)" text:table-type="table" text:column-name="MES" text:database-name="labels">&lt;MES&gt;</text:database-display><text:database-next text:table-name="HZ19_Tube_prep(make)" text:table-type="table" text:condition="ooow:True" text:database-name="labels"/></text:p>
        </draw:text-box>
      </draw:frame>
      <draw:frame draw:style-name="fr1" draw:name="Frame23" text:anchor-type="page" text:anchor-page-number="1" svg:x="3.5701in" svg:y="2.8992in" svg:width="1.2799in" svg:height="0.5in" draw:z-index="22">
        <draw:text-box>
          <text:p text:style-name="Standard"><text:database-display text:table-name="HZ19_Tube_prep(make)" text:table-type="table" text:column-name="MES" text:database-name="labels">&lt;MES&gt;</text:database-display><text:database-next text:table-name="HZ19_Tube_prep(make)" text:table-type="table" text:condition="ooow:True" text:database-name="labels"/></text:p>
        </draw:text-box>
      </draw:frame>
      <draw:frame draw:style-name="fr1" draw:name="Frame22" text:anchor-type="page" text:anchor-page-number="1" svg:x="2.1701in" svg:y="2.8992in" svg:width="1.2799in" svg:height="0.5in" draw:z-index="21">
        <draw:text-box>
          <text:p text:style-name="Standard"><text:database-display text:table-name="HZ19_Tube_prep(make)" text:table-type="table" text:column-name="MES" text:database-name="labels">&lt;MES&gt;</text:database-display><text:database-next text:table-name="HZ19_Tube_prep(make)" text:table-type="table" text:condition="ooow:True" text:database-name="labels"/></text:p>
        </draw:text-box>
      </draw:frame>
      <draw:frame draw:style-name="fr1" draw:name="Frame21" text:anchor-type="page" text:anchor-page-number="1" svg:x="0.7701in" svg:y="2.8992in" svg:width="1.2799in" svg:height="0.5in" draw:z-index="20">
        <draw:text-box>
          <text:p text:style-name="Standard"><text:database-display text:table-name="HZ19_Tube_prep(make)" text:table-type="table" text:column-name="MES" text:database-name="labels">&lt;MES&gt;</text:database-display><text:database-next text:table-name="HZ19_Tube_prep(make)" text:table-type="table" text:condition="ooow:True" text:database-name="labels"/></text:p>
        </draw:text-box>
      </draw:frame>
      <draw:frame draw:style-name="fr1" draw:name="Frame20" text:anchor-type="page" text:anchor-page-number="1" svg:x="6.3701in" svg:y="2.2693in" svg:width="1.2799in" svg:height="0.5in" draw:z-index="19">
        <draw:text-box>
          <text:p text:style-name="Standard"><text:database-display text:table-name="HZ19_Tube_prep(make)" text:table-type="table" text:column-name="MES" text:database-name="labels">&lt;MES&gt;</text:database-display><text:database-next text:table-name="HZ19_Tube_prep(make)" text:table-type="table" text:condition="ooow:True" text:database-name="labels"/></text:p>
        </draw:text-box>
      </draw:frame>
      <draw:frame draw:style-name="fr1" draw:name="Frame19" text:anchor-type="page" text:anchor-page-number="1" svg:x="4.9701in" svg:y="2.2693in" svg:width="1.2799in" svg:height="0.5in" draw:z-index="18">
        <draw:text-box>
          <text:p text:style-name="Standard"><text:database-display text:table-name="HZ19_Tube_prep(make)" text:table-type="table" text:column-name="MES" text:database-name="labels">&lt;MES&gt;</text:database-display><text:database-next text:table-name="HZ19_Tube_prep(make)" text:table-type="table" text:condition="ooow:True" text:database-name="labels"/></text:p>
        </draw:text-box>
      </draw:frame>
      <draw:frame draw:style-name="fr1" draw:name="Frame18" text:anchor-type="page" text:anchor-page-number="1" svg:x="3.5701in" svg:y="2.2693in" svg:width="1.2799in" svg:height="0.5in" draw:z-index="17">
        <draw:text-box>
          <text:p text:style-name="Standard"><text:database-display text:table-name="HZ19_Tube_prep(make)" text:table-type="table" text:column-name="MES" text:database-name="labels">&lt;MES&gt;</text:database-display><text:database-next text:table-name="HZ19_Tube_prep(make)" text:table-type="table" text:condition="ooow:True" text:database-name="labels"/></text:p>
        </draw:text-box>
      </draw:frame>
      <draw:frame draw:style-name="fr1" draw:name="Frame17" text:anchor-type="page" text:anchor-page-number="1" svg:x="2.1701in" svg:y="2.2693in" svg:width="1.2799in" svg:height="0.5in" draw:z-index="16">
        <draw:text-box>
          <text:p text:style-name="Standard"><text:database-display text:table-name="HZ19_Tube_prep(make)" text:table-type="table" text:column-name="MES" text:database-name="labels">&lt;MES&gt;</text:database-display><text:database-next text:table-name="HZ19_Tube_prep(make)" text:table-type="table" text:condition="ooow:True" text:database-name="labels"/></text:p>
        </draw:text-box>
      </draw:frame>
      <draw:frame draw:style-name="fr1" draw:name="Frame16" text:anchor-type="page" text:anchor-page-number="1" svg:x="0.7701in" svg:y="2.2693in" svg:width="1.2799in" svg:height="0.5in" draw:z-index="15">
        <draw:text-box>
          <text:p text:style-name="Standard"><text:database-display text:table-name="HZ19_Tube_prep(make)" text:table-type="table" text:column-name="MES" text:database-name="labels">&lt;MES&gt;</text:database-display><text:database-next text:table-name="HZ19_Tube_prep(make)" text:table-type="table" text:condition="ooow:True" text:database-name="labels"/></text:p>
        </draw:text-box>
      </draw:frame>
      <draw:frame draw:style-name="fr1" draw:name="Frame15" text:anchor-type="page" text:anchor-page-number="1" svg:x="6.3701in" svg:y="1.6398in" svg:width="1.2799in" svg:height="0.5in" draw:z-index="14">
        <draw:text-box>
          <text:p text:style-name="Standard"><text:database-display text:table-name="HZ19_Tube_prep(make)" text:table-type="table" text:column-name="MES" text:database-name="labels">&lt;MES&gt;</text:database-display><text:database-next text:table-name="HZ19_Tube_prep(make)" text:table-type="table" text:condition="ooow:True" text:database-name="labels"/></text:p>
        </draw:text-box>
      </draw:frame>
      <draw:frame draw:style-name="fr1" draw:name="Frame14" text:anchor-type="page" text:anchor-page-number="1" svg:x="4.9701in" svg:y="1.6398in" svg:width="1.2799in" svg:height="0.5in" draw:z-index="13">
        <draw:text-box>
          <text:p text:style-name="Standard"><text:database-display text:table-name="HZ19_Tube_prep(make)" text:table-type="table" text:column-name="MES" text:database-name="labels">&lt;MES&gt;</text:database-display><text:database-next text:table-name="HZ19_Tube_prep(make)" text:table-type="table" text:condition="ooow:True" text:database-name="labels"/></text:p>
        </draw:text-box>
      </draw:frame>
      <draw:frame draw:style-name="fr1" draw:name="Frame13" text:anchor-type="page" text:anchor-page-number="1" svg:x="3.5701in" svg:y="1.6398in" svg:width="1.2799in" svg:height="0.5in" draw:z-index="12">
        <draw:text-box>
          <text:p text:style-name="Standard"><text:database-display text:table-name="HZ19_Tube_prep(make)" text:table-type="table" text:column-name="MES" text:database-name="labels">&lt;MES&gt;</text:database-display><text:database-next text:table-name="HZ19_Tube_prep(make)" text:table-type="table" text:condition="ooow:True" text:database-name="labels"/></text:p>
        </draw:text-box>
      </draw:frame>
      <draw:frame draw:style-name="fr1" draw:name="Frame12" text:anchor-type="page" text:anchor-page-number="1" svg:x="2.1701in" svg:y="1.6398in" svg:width="1.2799in" svg:height="0.5in" draw:z-index="11">
        <draw:text-box>
          <text:p text:style-name="Standard"><text:database-display text:table-name="HZ19_Tube_prep(make)" text:table-type="table" text:column-name="MES" text:database-name="labels">&lt;MES&gt;</text:database-display><text:database-next text:table-name="HZ19_Tube_prep(make)" text:table-type="table" text:condition="ooow:True" text:database-name="labels"/></text:p>
        </draw:text-box>
      </draw:frame>
      <draw:frame draw:style-name="fr1" draw:name="Frame11" text:anchor-type="page" text:anchor-page-number="1" svg:x="0.7701in" svg:y="1.6398in" svg:width="1.2799in" svg:height="0.5in" draw:z-index="10">
        <draw:text-box>
          <text:p text:style-name="Standard"><text:database-display text:table-name="HZ19_Tube_prep(make)" text:table-type="table" text:column-name="MES" text:database-name="labels">&lt;MES&gt;</text:database-display><text:database-next text:table-name="HZ19_Tube_prep(make)" text:table-type="table" text:condition="ooow:True" text:database-name="labels"/></text:p>
        </draw:text-box>
      </draw:frame>
      <draw:frame draw:style-name="fr1" draw:name="Frame10" text:anchor-type="page" text:anchor-page-number="1" svg:x="6.3701in" svg:y="1.0098in" svg:width="1.2799in" svg:height="0.5in" draw:z-index="9">
        <draw:text-box>
          <text:p text:style-name="Standard"><text:database-display text:table-name="HZ19_Tube_prep(make)" text:table-type="table" text:column-name="MES" text:database-name="labels">&lt;MES&gt;</text:database-display><text:database-next text:table-name="HZ19_Tube_prep(make)" text:table-type="table" text:condition="ooow:True" text:database-name="labels"/></text:p>
        </draw:text-box>
      </draw:frame>
      <draw:frame draw:style-name="fr1" draw:name="Frame9" text:anchor-type="page" text:anchor-page-number="1" svg:x="4.9701in" svg:y="1.0098in" svg:width="1.2799in" svg:height="0.5in" draw:z-index="8">
        <draw:text-box>
          <text:p text:style-name="Standard"><text:database-display text:table-name="HZ19_Tube_prep(make)" text:table-type="table" text:column-name="MES" text:database-name="labels">&lt;MES&gt;</text:database-display><text:database-next text:table-name="HZ19_Tube_prep(make)" text:table-type="table" text:condition="ooow:True" text:database-name="labels"/></text:p>
        </draw:text-box>
      </draw:frame>
      <draw:frame draw:style-name="fr1" draw:name="Frame8" text:anchor-type="page" text:anchor-page-number="1" svg:x="3.5701in" svg:y="1.0098in" svg:width="1.2799in" svg:height="0.5in" draw:z-index="7">
        <draw:text-box>
          <text:p text:style-name="Standard"><text:database-display text:table-name="HZ19_Tube_prep(make)" text:table-type="table" text:column-name="MES" text:database-name="labels">&lt;MES&gt;</text:database-display><text:database-next text:table-name="HZ19_Tube_prep(make)" text:table-type="table" text:condition="ooow:True" text:database-name="labels"/></text:p>
        </draw:text-box>
      </draw:frame>
      <draw:frame draw:style-name="fr1" draw:name="Frame7" text:anchor-type="page" text:anchor-page-number="1" svg:x="2.1701in" svg:y="1.0098in" svg:width="1.2799in" svg:height="0.5in" draw:z-index="6">
        <draw:text-box>
          <text:p text:style-name="Standard"><text:database-display text:table-name="HZ19_Tube_prep(make)" text:table-type="table" text:column-name="MES" text:database-name="labels">&lt;MES&gt;</text:database-display><text:database-next text:table-name="HZ19_Tube_prep(make)" text:table-type="table" text:condition="ooow:True" text:database-name="labels"/></text:p>
        </draw:text-box>
      </draw:frame>
      <draw:frame draw:style-name="fr1" draw:name="Frame6" text:anchor-type="page" text:anchor-page-number="1" svg:x="0.7701in" svg:y="1.0098in" svg:width="1.2799in" svg:height="0.5in" draw:z-index="5">
        <draw:text-box>
          <text:p text:style-name="Standard"><text:database-display text:table-name="HZ19_Tube_prep(make)" text:table-type="table" text:column-name="MES" text:database-name="labels">&lt;MES&gt;</text:database-display><text:database-next text:table-name="HZ19_Tube_prep(make)" text:table-type="table" text:condition="ooow:True" text:database-name="labels"/></text:p>
        </draw:text-box>
      </draw:frame>
      <draw:frame draw:style-name="fr1" draw:name="Frame5" text:anchor-type="page" text:anchor-page-number="1" svg:x="6.3701in" svg:y="0.3799in" svg:width="1.2799in" svg:height="0.5in" draw:z-index="4">
        <draw:text-box>
          <text:p text:style-name="Standard"><text:database-display text:table-name="HZ19_Tube_prep(make)" text:table-type="table" text:column-name="MES" text:database-name="labels">&lt;MES&gt;</text:database-display><text:database-next text:table-name="HZ19_Tube_prep(make)" text:table-type="table" text:condition="ooow:True" text:database-name="labels"/></text:p>
        </draw:text-box>
      </draw:frame>
      <draw:frame draw:style-name="fr1" draw:name="Frame4" text:anchor-type="page" text:anchor-page-number="1" svg:x="4.9701in" svg:y="0.3799in" svg:width="1.2799in" svg:height="0.5in" draw:z-index="3">
        <draw:text-box>
          <text:p text:style-name="Standard"><text:database-display text:table-name="HZ19_Tube_prep(make)" text:table-type="table" text:column-name="MES" text:database-name="labels">&lt;MES&gt;</text:database-display><text:database-next text:table-name="HZ19_Tube_prep(make)" text:table-type="table" text:condition="ooow:True" text:database-name="labels"/></text:p>
        </draw:text-box>
      </draw:frame>
      <draw:frame draw:style-name="fr1" draw:name="Frame3" text:anchor-type="page" text:anchor-page-number="1" svg:x="3.5701in" svg:y="0.3799in" svg:width="1.2799in" svg:height="0.5in" draw:z-index="2">
        <draw:text-box>
          <text:p text:style-name="Standard"><text:database-display text:table-name="HZ19_Tube_prep(make)" text:table-type="table" text:column-name="MES" text:database-name="labels">&lt;MES&gt;</text:database-display><text:database-next text:table-name="HZ19_Tube_prep(make)" text:table-type="table" text:condition="ooow:True" text:database-name="labels"/></text:p>
        </draw:text-box>
      </draw:frame>
      <draw:frame draw:style-name="fr1" draw:name="Frame2" text:anchor-type="page" text:anchor-page-number="1" svg:x="2.1701in" svg:y="0.3799in" svg:width="1.2799in" svg:height="0.5in" draw:z-index="1">
        <draw:text-box>
          <text:p text:style-name="Standard"><text:database-display text:table-name="HZ19_Tube_prep(make)" text:table-type="table" text:column-name="MES" text:database-name="labels">&lt;MES&gt;</text:database-display><text:database-next text:table-name="HZ19_Tube_prep(make)" text:table-type="table" text:condition="ooow:True" text:database-name="labels"/></text:p>
        </draw:text-box>
      </draw:frame>
      <draw:frame draw:style-name="fr1" draw:name="Frame1" text:anchor-type="page" text:anchor-page-number="1" svg:x="0.7701in" svg:y="0.3799in" svg:width="1.2799in" svg:height="0.5in" draw:z-index="0">
        <draw:text-box>
          <text:p text:style-name="Standard"><text:database-display text:table-name="HZ19_Tube_prep(make)" text:table-type="table" text:column-name="MES" text:database-name="labels">&lt;MES&gt;</text:database-display><text:database-next text:table-name="HZ19_Tube_prep(make)" text:table-type="table" text:condition="ooow:True" text:database-name="labels"/></text:p>
        </draw:text-box>
      </draw:fram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rame_20_contents" style:display-name="Frame contents" style:family="paragraph" style:parent-style-name="Standard" style:class="extra"/>
    <style:style style:name="Labels" style:family="graphic" style:auto-update="true">
      <style:graphic-properties svg:width="1.2799in" svg:height="0.5in" text:anchor-type="as-char" svg:y="0in" fo:margin-left="0in" fo:margin-right="0in" fo:margin-top="0in" fo:margin-bottom="0in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" style:paper-tray-name="" style:print-orientation="portrait" fo:margin-top="0.3799in" fo:margin-bottom="0in" fo:margin-left="0.7701in" fo:margin-right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9-08-27T19:43:21.654364572</meta:creation-date>
    <dc:date>2019-08-27T19:44:16.092280647</dc:date>
    <meta:editing-duration>PT55S</meta:editing-duration>
    <meta:editing-cycles>1</meta:editing-cycles>
    <meta:document-statistic meta:table-count="0" meta:image-count="0" meta:object-count="0" meta:page-count="1" meta:paragraph-count="85" meta:word-count="85" meta:character-count="425" meta:non-whitespace-character-count="425"/>
    <meta:generator>LibreOffice/6.3.0.4$Linux_X86_64 LibreOffice_project/057fc023c990d676a43019934386b85b21a9ee99</meta:generator>
  </office:meta>
</office:document-meta>
</file>